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bin" svg:font-family="Cabin"/>
    <style:font-face style:name="Righteous" svg:font-family="Righteou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Righteous" fo:font-size="30pt" style:font-name-asian="Righteous" style:font-size-asian="30pt" style:font-name-complex="Righteous" style:font-size-complex="30pt" fo:font-weight="bold" style:font-weight-asian="bold" style:font-weight-complex="bold"/>
    </style:style>
    <style:style style:name="T1_2" style:family="text">
      <style:text-properties style:font-name="Righteous" fo:font-size="30pt" style:font-name-asian="Righteous" style:font-size-asian="30pt" style:font-name-complex="Righteous" style:font-size-complex="30pt" fo:font-weight="bold" style:font-weight-asian="bold" style:font-weight-complex="bold"/>
    </style:style>
    <style:style style:name="T1_3" style:family="text">
      <style:text-properties style:font-name="Righteous" fo:font-size="30pt" style:font-name-asian="Righteous" style:font-size-asian="30pt" style:font-name-complex="Righteous" style:font-size-complex="3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3" style:family="text"/>
    <style:style style:name="T2_4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5" style:family="text"/>
    <style:style style:name="T2_6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7" style:family="text"/>
    <style:style style:name="T2_8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9" style:family="text"/>
    <style:style style:name="T2_10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11" style:family="text"/>
    <style:style style:name="T2_12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13" style:family="text"/>
    <style:style style:name="T2_14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15" style:family="text"/>
    <style:style style:name="T2_16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17" style:family="text"/>
    <style:style style:name="T2_18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19" style:family="text"/>
    <style:style style:name="T2_20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T2_21" style:family="text"/>
    <style:style style:name="T2_22" style:family="text">
      <style:text-properties fo:color="#1155cc" style:font-name="Cabin" fo:font-size="24pt" style:font-name-asian="Cabin" style:font-size-asian="24pt" style:font-name-complex="Cabin" style:font-size-complex="24pt" style:text-underline-style="solid" style:text-underline-color="font-color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2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3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4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5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6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7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8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9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10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11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12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13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14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15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16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3_17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fo:margin-top="0cm" fo:margin-bottom="0cm" style:writing-mode="lr-tb"/>
    </style:style>
    <style:style style:name="T4_1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2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3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4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5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6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7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8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9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10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11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12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13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14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15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16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T4_17" style:family="text">
      <style:text-properties style:font-name="Cabin" fo:font-size="18pt" style:font-name-asian="Cabin" style:font-size-asian="18pt" style:font-name-complex="Cabin" style:font-size-complex="18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style:font-name="Cabin" style:font-name-asian="Cabin" style:font-name-complex="Cabin" fo:font-weight="bold" style:font-weight-asian="bold" style:font-weight-complex="bold"/>
    </style:style>
    <style:style style:name="T8_2" style:family="text">
      <style:text-properties style:font-name="Cabin" style:font-name-asian="Cabin" style:font-name-complex="Cabin" fo:font-weight="bold" style:font-weight-asian="bold" style:font-weight-complex="bold"/>
    </style:style>
    <style:style style:name="T8_3" style:family="text">
      <style:text-properties style:font-name="Cabin" style:font-name-asian="Cabin" style:font-name-complex="Cabin" fo:font-weight="bold" style:font-weight-asian="bold" style:font-weight-complex="bold"/>
    </style:style>
    <style:style style:name="T8_4" style:family="text">
      <style:text-properties style:font-name="Cabin" style:font-name-asian="Cabin" style:font-name-complex="Cabin" fo:font-weight="bold" style:font-weight-asian="bold" style:font-weight-complex="bold"/>
    </style:style>
    <style:style style:name="T8_5" style:family="text">
      <style:text-properties style:font-name="Cabin" style:font-name-asian="Cabin" style:font-name-complex="Cabin" fo:font-weight="bold" style:font-weight-asian="bold" style:font-weight-complex="bold"/>
    </style:style>
    <style:style style:name="T8_6" style:family="text">
      <style:text-properties style:font-name="Cabin" style:font-name-asian="Cabin" style:font-name-complex="Cabin" fo:font-weight="bold" style:font-weight-asian="bold" style:font-weight-complex="bold"/>
    </style:style>
    <style:style style:name="T8_7" style:family="text">
      <style:text-properties style:font-name="Cabin" style:font-name-asian="Cabin" style:font-name-complex="Cabin" fo:font-weight="bold" style:font-weight-asian="bold" style:font-weight-complex="bold"/>
    </style:style>
    <style:style style:name="T8_8" style:family="text">
      <style:text-properties style:font-name="Cabin" style:font-name-asian="Cabin" style:font-name-complex="Cabin" fo:font-weight="bold" style:font-weight-asian="bold" style:font-weight-complex="bold"/>
    </style:style>
    <style:style style:name="T8_9" style:family="text">
      <style:text-properties style:font-name="Cabin" style:font-name-asian="Cabin" style:font-name-complex="Cabin" fo:font-weight="bold" style:font-weight-asian="bold" style:font-weight-complex="bold"/>
    </style:style>
    <style:style style:name="T8_10" style:family="text">
      <style:text-properties style:font-name="Cabin" style:font-name-asian="Cabin" style:font-name-complex="Cabin" fo:font-weight="bold" style:font-weight-asian="bold" style:font-weight-complex="bold"/>
    </style:style>
    <style:style style:name="T8_11" style:family="text">
      <style:text-properties style:font-name="Cabin" style:font-name-asian="Cabin" style:font-name-complex="Cabin" fo:font-weight="bold" style:font-weight-asian="bold" style:font-weight-complex="bold"/>
    </style:style>
    <style:style style:name="T8_12" style:family="text">
      <style:text-properties style:font-name="Cabin" style:font-name-asian="Cabin" style:font-name-complex="Cabin" fo:font-weight="bold" style:font-weight-asian="bold" style:font-weight-complex="bold"/>
    </style:style>
    <style:style style:name="T8_13" style:family="text">
      <style:text-properties style:font-name="Cabin" style:font-name-asian="Cabin" style:font-name-complex="Cabin" fo:font-weight="bold" style:font-weight-asian="bold" style:font-weight-complex="bold"/>
    </style:style>
  </office:automatic-styles>
  <office:body>
    <office:text>
      <text:p text:style-name="P1"><text:span text:style-name="T1_1">Hacking</text:span><text:span text:style-name="T1_2"><text:s/></text:span><text:span text:style-name="T1_3">Pile</text:span></text:p>
      <text:p text:style-name="P2"><text:span text:style-name="T2_1"><text:a xlink:type="simple" xlink:href="http://synhak.org/wiki/Junk_Pile"><text:span text:style-name="T2_2">http</text:span></text:a></text:span><text:span text:style-name="T2_3"><text:a xlink:type="simple" xlink:href="http://synhak.org/wiki/Junk_Pile"><text:span text:style-name="T2_4">://</text:span></text:a></text:span><text:span text:style-name="T2_5"><text:a xlink:type="simple" xlink:href="http://synhak.org/wiki/Junk_Pile"><text:span text:style-name="T2_6">synhak</text:span></text:a></text:span><text:span text:style-name="T2_7"><text:a xlink:type="simple" xlink:href="http://synhak.org/wiki/Junk_Pile"><text:span text:style-name="T2_8">.</text:span></text:a></text:span><text:span text:style-name="T2_9"><text:a xlink:type="simple" xlink:href="http://synhak.org/wiki/Junk_Pile"><text:span text:style-name="T2_10">org</text:span></text:a></text:span><text:span text:style-name="T2_11"><text:a xlink:type="simple" xlink:href="http://synhak.org/wiki/Junk_Pile"><text:span text:style-name="T2_12">/</text:span></text:a></text:span><text:span text:style-name="T2_13"><text:a xlink:type="simple" xlink:href="http://synhak.org/wiki/Junk_Pile"><text:span text:style-name="T2_14">wiki</text:span></text:a></text:span><text:span text:style-name="T2_15"><text:a xlink:type="simple" xlink:href="http://synhak.org/wiki/Junk_Pile"><text:span text:style-name="T2_16">/</text:span></text:a></text:span><text:span text:style-name="T2_17"><text:a xlink:type="simple" xlink:href="http://synhak.org/wiki/Junk_Pile"><text:span text:style-name="T2_18">Hacking</text:span></text:a></text:span><text:span text:style-name="T2_19"><text:a xlink:type="simple" xlink:href="http://synhak.org/wiki/Junk_Pile"><text:span text:style-name="T2_20">_</text:span></text:a></text:span><text:span text:style-name="T2_21"><text:a xlink:type="simple" xlink:href="http://synhak.org/wiki/Junk_Pile"><text:span text:style-name="T2_22">Pile</text:span></text:a></text:span></text:p>
      <text:list text:style-name="LS1" xml:id="list0">
        <text:list-item>
          <text:p text:style-name="P3"><text:span text:style-name="T3_1">When</text:span><text:span text:style-name="T3_2"><text:s/></text:span><text:span text:style-name="T3_3">it</text:span><text:span text:style-name="T3_4"><text:s/></text:span><text:span text:style-name="T3_5">goes</text:span><text:span text:style-name="T3_6"><text:s/></text:span><text:span text:style-name="T3_7">in</text:span><text:span text:style-name="T3_8">,<text:s/></text:span><text:span text:style-name="T3_9">label</text:span><text:span text:style-name="T3_10"><text:s/></text:span><text:span text:style-name="T3_11">it</text:span><text:span text:style-name="T3_12"><text:s/></text:span><text:span text:style-name="T3_13">with</text:span><text:span text:style-name="T3_14"><text:s/></text:span><text:span text:style-name="T3_15">the</text:span><text:span text:style-name="T3_16"><text:s/></text:span><text:span text:style-name="T3_17">date</text:span></text:p>
        </text:list-item>
        <text:list-item>
          <text:p text:style-name="P4"><text:span text:style-name="T4_1">All</text:span><text:span text:style-name="T4_2"><text:s/></text:span><text:span text:style-name="T4_3">items</text:span><text:span text:style-name="T4_4"><text:s/></text:span><text:span text:style-name="T4_5">over</text:span><text:span text:style-name="T4_6"><text:s/>7<text:s/></text:span><text:span text:style-name="T4_7">days</text:span><text:span text:style-name="T4_8"><text:s/></text:span><text:span text:style-name="T4_9">old</text:span><text:span text:style-name="T4_10"><text:s/></text:span><text:span text:style-name="T4_11">are</text:span><text:span text:style-name="T4_12"><text:s/></text:span><text:span text:style-name="T4_13">eligible</text:span><text:span text:style-name="T4_14"><text:s/></text:span><text:span text:style-name="T4_15">for</text:span><text:span text:style-name="T4_16"><text:s/></text:span><text:span text:style-name="T4_17">deletion</text:span></text:p>
        </text:list-item>
      </text:list>
      <text:p text:style-name="P5"/>
      <text:p text:style-name="P6"/>
      <text:p text:style-name="P7"/>
      <text:p text:style-name="P8"><text:span text:style-name="T8_1">(</text:span><text:span text:style-name="T8_2">This</text:span><text:span text:style-name="T8_3"><text:s/></text:span><text:span text:style-name="T8_4">protocol</text:span><text:span text:style-name="T8_5"><text:s/></text:span><text:span text:style-name="T8_6">is</text:span><text:span text:style-name="T8_7"><text:s/></text:span><text:span text:style-name="T8_8">currently</text:span><text:span text:style-name="T8_9"><text:s/></text:span><text:span text:style-name="T8_10">under</text:span><text:span text:style-name="T8_11"><text:s/></text:span><text:span text:style-name="T8_12">discussion</text:span><text:span text:style-name="T8_13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bin" svg:font-family="Cabin"/>
    <style:font-face style:name="Righteous" svg:font-family="Righteou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